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fo:font-size="10pt" style:rfc-language-tag="es-419" fo:language="es" fo:font-weight="bold" officeooo:rsid="000aaada" officeooo:paragraph-rsid="000aaada" style:font-size-asian="10pt" style:font-weight-asian="bold" style:font-size-complex="10pt" style:font-weight-complex="bold"/>
    </style:style>
    <style:style style:name="P2" style:family="paragraph" style:parent-style-name="Standard">
      <style:text-properties style:font-name="Liberation Mono" fo:font-size="10pt" style:rfc-language-tag="es-419" fo:language="es" fo:font-weight="normal" officeooo:rsid="000aaada" officeooo:paragraph-rsid="000aaada" style:font-size-asian="10pt" style:font-weight-asian="normal" style:font-size-complex="10pt" style:font-weight-complex="normal"/>
    </style:style>
    <style:style style:name="P3" style:family="paragraph" style:parent-style-name="Standard">
      <style:text-properties style:font-name="Liberation Mono" fo:font-size="10pt" style:rfc-language-tag="es-419" fo:language="es" fo:font-weight="normal" officeooo:rsid="000afe07" officeooo:paragraph-rsid="000afe07" style:font-size-asian="10pt" style:font-weight-asian="normal" style:font-size-complex="10pt" style:font-weight-complex="normal"/>
    </style:style>
    <style:style style:name="P4" style:family="paragraph" style:parent-style-name="Preformatted_20_Text">
      <style:text-properties style:font-name="Liberation Mono" fo:font-size="10pt" officeooo:rsid="00146307" officeooo:paragraph-rsid="000aaada" style:font-size-asian="10pt" style:font-size-complex="10pt"/>
    </style:style>
    <style:style style:name="P5" style:family="paragraph" style:parent-style-name="Standard">
      <style:text-properties style:font-name="Liberation Mono" fo:font-size="10pt" fo:font-weight="bold" officeooo:rsid="00146307" officeooo:paragraph-rsid="000aaada" style:font-size-asian="10pt" style:font-weight-asian="bold" style:font-size-complex="10pt"/>
    </style:style>
    <style:style style:name="P6" style:family="paragraph" style:parent-style-name="Standard">
      <style:text-properties style:font-name="Liberation Mono" fo:font-size="10pt" style:rfc-language-tag="es-419" fo:language="es" officeooo:rsid="000aaada" style:font-size-asian="10pt" style:font-size-complex="10pt"/>
    </style:style>
    <style:style style:name="P7" style:family="paragraph" style:parent-style-name="Preformatted_20_Text" style:master-page-name="Standard">
      <style:paragraph-properties style:page-number="auto"/>
      <style:text-properties style:font-name="Liberation Mono" fo:font-size="10pt" officeooo:rsid="00146307" officeooo:paragraph-rsid="000aaada" style:font-size-asian="10pt" style:font-size-complex="10pt"/>
    </style:style>
    <style:style style:name="T1" style:family="text">
      <style:text-properties officeooo:rsid="000aaada"/>
    </style:style>
    <style:style style:name="T2" style:family="text">
      <style:text-properties officeooo:rsid="000b0d5b"/>
    </style:style>
    <style:style style:name="T3" style:family="text">
      <style:text-properties officeooo:rsid="000b10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i<text:span text:style-name="T1">l</text:span>y Work Track- </text:p>
      <text:p text:style-name="P4">Project 0: Crazy Breakout </text:p>
      <text:p text:style-name="P4">Subject: <text:span text:style-name="T1">Algorithms</text:span> &amp; Data Structures II </text:p>
      <text:p text:style-name="P4">Semester: I </text:p>
      <text:p text:style-name="P4">Year: 2016 </text:p>
      <text:p text:style-name="P4">by: <text:span text:style-name="T1">Isaias Chaves</text:span></text:p>
      <text:p text:style-name="P4"/>
      <text:p text:style-name="P4">Note: all <text:span text:style-name="T1">tracked time is an approximation.</text:span></text:p>
      <text:p text:style-name="P4"/>
      <text:p text:style-name="P5">Day 1 (Tuesday 9th, 2 hours):</text:p>
      <text:p text:style-name="P6">First step for the project! I created a repository on Github.com. I made a couple of commits to check things up and also create a blueprint for keeping track of work done via this documents.</text:p>
      <text:p text:style-name="P1">Day 2 (Wednesday 10th, 5 hours):</text:p>
      <text:p text:style-name="P2">It took me a pretty long time to set my development environment on Linux, ran to a couple of problems but all the basics are now set up: Eclipse IDE, Git, Doxygen. </text:p>
      <text:p text:style-name="P2">I researched some C++ libraries looking for something that can ease the basic 2d rendering of the game, I stumbled across SFML and pretty far looks very solid, took my good time to install it and make it work with Eclipse IDE, hoping to learn the basics and make some tests tomorrow.</text:p>
      <text:p text:style-name="P1">Day 3 (Thursday 11th, 1 hour):</text:p>
      <text:p text:style-name="P3">Randy committed a test, when I wanted to test it myself I saw git tracking some Eclipse metadata stuff that I think is not necessary and could be a potential problem. So I researched a little about gitignore <text:span text:style-name="T3">and setup one for our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ias Chaves Fallas</meta:initial-creator>
    <meta:editing-cycles>7</meta:editing-cycles>
    <meta:creation-date>2016-02-10T03:24:00</meta:creation-date>
    <dc:date>2016-02-12T00:05:02.940459806</dc:date>
    <meta:editing-duration>PT48M14S</meta:editing-duration>
    <meta:generator>LibreOffice/5.0.2.2$Linux_X86_64 LibreOffice_project/00m0$Build-2</meta:generator>
    <meta:document-statistic meta:table-count="0" meta:image-count="0" meta:object-count="0" meta:page-count="1" meta:paragraph-count="14" meta:word-count="208" meta:character-count="1135" meta:non-whitespace-character-count="9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